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PageFlowActionInterceptorConfig.getSimple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PageFlowActionInterceptorConfig.getPer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PageFlowActionInterceptorConfig.getPageFlow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PageFlowActionInterceptorConfig.PerPageFlowActionInterceptorConfig( String pageflowUri , SimpleActionInterceptorConfig [ ] simpleActionInterceptors , InterceptorConfig [ ] actionInterceptors , PerActionInterceptorConfig [ ] perAction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PageFlowActionInterceptorConfig.get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